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e17d7" officeooo:paragraph-rsid="000e17d7"/>
    </style:style>
    <style:style style:name="P2" style:family="paragraph" style:parent-style-name="Standard">
      <style:text-properties officeooo:rsid="000e17d7" officeooo:paragraph-rsid="000e693a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d1473" officeooo:paragraph-rsid="000d1473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e17d7" officeooo:paragraph-rsid="000e17d7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fefa8" officeooo:paragraph-rsid="000fefa8"/>
    </style:style>
    <style:style style:name="T1" style:family="text">
      <style:text-properties officeooo:rsid="000e69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693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use</text:p>
      <text:p text:style-name="P1"><text:span text:style-name="T2">Left-Click</text:span><text:tab/>Set focus</text:p>
      <text:p text:style-name="P5"><text:span text:style-name="T2">Wheel Pull</text:span><text:tab/>Zoom in</text:p>
      <text:p text:style-name="P5"><text:span text:style-name="T2">Wheel Push</text:span><text:tab/>Zoom out</text:p>
      <text:p text:style-name="P1"/>
      <text:p text:style-name="P4">Keyboard</text:p>
      <text:p text:style-name="P1"><text:span text:style-name="T2">a</text:span><text:tab/>Global left move board <text:span text:style-name="T1">(x1 hex)</text:span></text:p>
      <text:p text:style-name="P2"><text:span text:style-name="T2">s</text:span><text:tab/>Global down move board <text:span text:style-name="T1">(x1 hex)</text:span></text:p>
      <text:p text:style-name="P2"><text:span text:style-name="T2">d</text:span><text:tab/>Global right move board <text:span text:style-name="T1">(x1 hex)</text:span></text:p>
      <text:p text:style-name="P2"><text:span text:style-name="T2">w</text:span><text:tab/>Global up move board <text:span text:style-name="T1">(x1 hex)</text:span></text:p>
      <text:p text:style-name="P2"><text:span text:style-name="T3">A</text:span><text:tab/>Global left move board <text:span text:style-name="T1">(x3 hex)</text:span></text:p>
      <text:p text:style-name="P2"><text:span text:style-name="T3">S</text:span><text:tab/>Global down move board <text:span text:style-name="T1">(x3 hex)</text:span></text:p>
      <text:p text:style-name="P2"><text:span text:style-name="T3">D</text:span><text:tab/>Global right move board <text:span text:style-name="T1">(x3 hex)</text:span></text:p>
      <text:p text:style-name="P2"><text:span text:style-name="T3">W</text:span><text:tab/>Global up move board <text:span text:style-name="T1">(x3 hex)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3:03:55.696860230</meta:creation-date>
    <dc:date>2024-04-01T13:35:52.564641716</dc:date>
    <meta:editing-duration>PT21M45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69" meta:character-count="332" meta:non-whitespace-character-count="276"/>
  </office:meta>
</office:document-meta>
</file>